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Producto">
            <text:p>Producto</text:p>
          </table:table-cell>
          <table:table-cell table:style-name="pd1" office:value-type="string" office:value="Stock Actual">
            <text:p>Stock Actual</text:p>
          </table:table-cell>
          <table:table-cell table:style-name="pd1" office:value-type="string" office:value="Stock Mínimo">
            <text:p>Stock Mínimo</text:p>
          </table:table-cell>
          <table:table-cell table:style-name="pd1" office:value-type="string" office:value="Precio">
            <text:p>Precio</text:p>
          </table:table-cell>
        </table:table-row>
        <table:table-row>
          <table:table-cell office:value-type="string" office:value="Producto A">
            <text:p>Producto A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 office:value="Producto B">
            <text:p>Producto 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000">
            <text:p>25000</text:p>
          </table:table-cell>
        </table:table-row>
        <table:table-row>
          <table:table-cell office:value-type="string" office:value="Producto C">
            <text:p>Producto C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50000">
            <text:p>5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